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625in"/>
    </style:style>
    <style:style style:name="Table3.D" style:family="table-column">
      <style:table-column-properties style:column-width="1.6243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.2" style:family="table-row">
      <style:table-row-properties fo:keep-together="auto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.2" style:family="table-row">
      <style:table-row-properties fo:keep-together="auto"/>
    </style:style>
    <style:style style:name="Table8" style:family="table">
      <style:table-properties style:width="6.5in" fo:margin-left="0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9" style:family="table">
      <style:table-properties style:width="6.5in" fo:margin-left="0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.2" style:family="table-row">
      <style:table-row-properties fo:keep-together="auto"/>
    </style:style>
    <style:style style:name="Table11" style:family="table">
      <style:table-properties style:width="6.5in" fo:margin-left="0in" fo:margin-top="0in" fo:margin-bottom="0in" table:align="left" style:writing-mode="lr-tb"/>
    </style:style>
    <style:style style:name="Table11.A" style:family="table-column">
      <style:table-column-properties style:column-width="1.625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.2" style:family="table-row">
      <style:table-row-properties fo:keep-together="auto"/>
    </style:style>
    <style:style style:name="Table10" style:family="table">
      <style:table-properties style:width="6.5in" fo:margin-left="0in" fo:margin-top="0in" fo:margin-bottom="0in" table:align="left" style:writing-mode="lr-tb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.2" style:family="table-row">
      <style:table-row-properties fo:keep-together="auto"/>
    </style:style>
    <style:style style:name="P1" style:family="paragraph" style:parent-style-name="Standard">
      <style:text-properties officeooo:paragraph-rsid="0007801d"/>
    </style:style>
    <style:style style:name="P2" style:family="paragraph" style:parent-style-name="Standard">
      <style:text-properties officeooo:paragraph-rsid="00085ba6"/>
    </style:style>
    <style:style style:name="P3" style:family="paragraph" style:parent-style-name="Standard">
      <style:text-properties officeooo:paragraph-rsid="000e75e0"/>
    </style:style>
    <style:style style:name="P4" style:family="paragraph" style:parent-style-name="Standard">
      <style:text-properties officeooo:paragraph-rsid="000f7c8f"/>
    </style:style>
    <style:style style:name="P5" style:family="paragraph" style:parent-style-name="Standard">
      <style:text-properties officeooo:paragraph-rsid="0015d6c2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normal">
      <style:text-properties officeooo:paragraph-rsid="00054ddf"/>
    </style:style>
    <style:style style:name="P8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</style:style>
    <style:style style:name="P9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23872"/>
    </style:style>
    <style:style style:name="P10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54ddf"/>
    </style:style>
    <style:style style:name="P11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58af0"/>
    </style:style>
    <style:style style:name="P12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7801d"/>
    </style:style>
    <style:style style:name="P13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85ba6"/>
    </style:style>
    <style:style style:name="P14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e75e0"/>
    </style:style>
    <style:style style:name="P15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f7c8f"/>
    </style:style>
    <style:style style:name="P16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15d6c2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23872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54ddf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58af0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7801d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85ba6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e75e0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f7c8f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15d6c2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23872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54ddf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58af0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7801d"/>
    </style:style>
    <style:style style:name="P3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cacd8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15d6c2"/>
    </style:style>
    <style:style style:name="P3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372b5" officeooo:paragraph-rsid="000372b5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372b5" officeooo:paragraph-rsid="00054ddf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372b5" officeooo:paragraph-rsid="00085ba6"/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54ddf" officeooo:paragraph-rsid="00054ddf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58af0" officeooo:paragraph-rsid="00058af0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58af0" officeooo:paragraph-rsid="0015d6c2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7801d" officeooo:paragraph-rsid="0007801d"/>
    </style:style>
    <style:style style:name="P3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85ba6"/>
    </style:style>
    <style:style style:name="P4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cacd8"/>
    </style:style>
    <style:style style:name="P4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e75e0"/>
    </style:style>
    <style:style style:name="P4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f7c8f"/>
    </style:style>
    <style:style style:name="P4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15d6c2"/>
    </style:style>
    <style:style style:name="P4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9f8c4" officeooo:paragraph-rsid="0009f8c4"/>
    </style:style>
    <style:style style:name="P4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0cacd8"/>
    </style:style>
    <style:style style:name="P4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0e75e0"/>
    </style:style>
    <style:style style:name="P4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0f7c8f"/>
    </style:style>
    <style:style style:name="P4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15d6c2"/>
    </style:style>
    <style:style style:name="P4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e75e0" officeooo:paragraph-rsid="000e75e0"/>
    </style:style>
    <style:style style:name="P5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f7c8f" officeooo:paragraph-rsid="000f7c8f"/>
    </style:style>
    <style:style style:name="P5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f7c8f" officeooo:paragraph-rsid="00105ea6"/>
    </style:style>
    <style:style style:name="P5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105ea6" officeooo:paragraph-rsid="00105ea6"/>
    </style:style>
    <style:style style:name="P5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15d6c2" officeooo:paragraph-rsid="0015d6c2"/>
    </style:style>
    <style:style style:name="P5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23872" officeooo:paragraph-rsid="00023872"/>
    </style:style>
    <style:style style:name="P5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23872" officeooo:paragraph-rsid="00054ddf"/>
    </style:style>
    <style:style style:name="P5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372b5" officeooo:paragraph-rsid="000372b5"/>
    </style:style>
    <style:style style:name="P5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372b5" officeooo:paragraph-rsid="00054ddf"/>
    </style:style>
    <style:style style:name="P5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85ba6" officeooo:paragraph-rsid="00085ba6"/>
    </style:style>
    <style:style style:name="P5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85ba6" officeooo:paragraph-rsid="000e75e0"/>
    </style:style>
    <style:style style:name="P6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cacd8" officeooo:paragraph-rsid="000cacd8"/>
    </style:style>
    <style:style style:name="P6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cacd8" officeooo:paragraph-rsid="000f7c8f"/>
    </style:style>
    <style:style style:name="P6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e75e0" officeooo:paragraph-rsid="000e75e0"/>
    </style:style>
    <style:style style:name="P6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e75e0" officeooo:paragraph-rsid="000f7c8f"/>
    </style:style>
    <style:style style:name="P6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e75e0" officeooo:paragraph-rsid="0015d6c2"/>
    </style:style>
    <style:style style:name="P6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f7c8f" officeooo:paragraph-rsid="000f7c8f"/>
    </style:style>
    <style:style style:name="P6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105ea6" officeooo:paragraph-rsid="00105ea6"/>
    </style:style>
    <style:style style:name="P6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15d6c2" officeooo:paragraph-rsid="0015d6c2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3872"/>
    </style:style>
    <style:style style:name="T3" style:family="text">
      <style:text-properties officeooo:rsid="00054ddf"/>
    </style:style>
    <style:style style:name="T4" style:family="text">
      <style:text-properties officeooo:rsid="00058af0"/>
    </style:style>
    <style:style style:name="T5" style:family="text">
      <style:text-properties officeooo:rsid="0007801d"/>
    </style:style>
    <style:style style:name="T6" style:family="text">
      <style:text-properties officeooo:rsid="00085ba6"/>
    </style:style>
    <style:style style:name="T7" style:family="text">
      <style:text-properties officeooo:rsid="000cacd8"/>
    </style:style>
    <style:style style:name="T8" style:family="text">
      <style:text-properties officeooo:rsid="000e75e0"/>
    </style:style>
    <style:style style:name="T9" style:family="text">
      <style:text-properties officeooo:rsid="000f7c8f"/>
    </style:style>
    <style:style style:name="T10" style:family="text">
      <style:text-properties officeooo:rsid="00105ea6"/>
    </style:style>
    <style:style style:name="T11" style:family="text">
      <style:text-properties officeooo:rsid="0011d5be"/>
    </style:style>
    <style:style style:name="T12" style:family="text">
      <style:text-properties officeooo:rsid="00130745"/>
    </style:style>
    <style:style style:name="T13" style:family="text">
      <style:text-properties officeooo:rsid="0015d6c2"/>
    </style:style>
    <style:style style:name="T14" style:family="text">
      <style:text-properties officeooo:rsid="0016c0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1vhtde6so605"/><text:span text:style-name="T2"><text:tab/><text:tab/><text:tab/><text:tab/>Monitorizare De Angajati</text:span></text:p>
      <text:p text:style-name="normal"><text:bookmark text:name="_uc3adfffxb4n"/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ID and name</text:p>
          </table:table-cell>
          <table:table-cell table:style-name="Table1.A1" table:number-columns-spanned="3" office:value-type="string">
            <text:p text:style-name="P26"><text:span text:style-name="T12">1. </text:span>Login Sef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>Primary actor</text:p>
          </table:table-cell>
          <table:table-cell table:style-name="Table1.A1" office:value-type="string">
            <text:p text:style-name="P26">Sef</text:p>
          </table:table-cell>
          <table:table-cell table:style-name="Table1.A1" office:value-type="string">
            <text:p text:style-name="P17">Secondary actors</text:p>
          </table:table-cell>
          <table:table-cell table:style-name="Table1.A1" office:value-type="string">
            <text:p text:style-name="P17">-</text:p>
          </table:table-cell>
        </table:table-row>
        <table:table-row table:style-name="Table1.1">
          <table:table-cell table:style-name="Table1.A1" office:value-type="string">
            <text:p text:style-name="P17">Description</text:p>
          </table:table-cell>
          <table:table-cell table:style-name="Table1.A1" table:number-columns-spanned="3" office:value-type="string">
            <text:p text:style-name="P26">Un Sef acceseaza sistemul de Monitorizare De Angajati, introduce username-ul si parola, si se logheaza in sistem ca <text:span text:style-name="T3">si </text:span>sef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Trigger</text:p>
          </table:table-cell>
          <table:table-cell table:style-name="Table1.A1" table:number-columns-spanned="3" office:value-type="string">
            <text:p text:style-name="P26">Seful indica faptul ca vrea sa se logheze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Preconditions</text:p>
          </table:table-cell>
          <table:table-cell table:style-name="Table1.A1" table:number-columns-spanned="3" office:value-type="string">
            <text:p text:style-name="P26">PRE-1. Are acces la sistem</text:p>
            <text:p text:style-name="P54">PRE-2. Are cont de sef in sistem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Postconditions</text:p>
          </table:table-cell>
          <table:table-cell table:style-name="Table1.A1" table:number-columns-spanned="3" office:value-type="string">
            <text:p text:style-name="P26">POST-1. Seful are acces la pagina lui de sef</text:p>
            <text:p text:style-name="P54">POST-2. Seful vede lista angajatilor prezenti in firm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Normal flow</text:p>
          </table:table-cell>
          <table:table-cell table:style-name="Table1.A1" table:number-columns-spanned="3" office:value-type="string">
            <text:p text:style-name="P32">1.0 Login</text:p>
            <text:p text:style-name="P56"/>
            <text:p text:style-name="P56">1. Seful porneste applicatia</text:p>
            <text:p text:style-name="P56">2. Applicatia afiseaza pagina de login</text:p>
            <text:p text:style-name="P56">3. Seful introduce username-ul si parola in locurile specifice</text:p>
            <text:p text:style-name="P56">4. Seful apasa pe butonul de logare</text:p>
            <text:p text:style-name="P56">5. Dispare pagina de login si apare pagina lu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Alternative flows</text:p>
          </table:table-cell>
          <table:table-cell table:style-name="Table1.A1" table:number-columns-spanned="3" office:value-type="string">
            <text:p text:style-name="P17">-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Exceptions</text:p>
          </table:table-cell>
          <table:table-cell table:style-name="Table1.A1" table:number-columns-spanned="3" office:value-type="string">
            <text:p text:style-name="P32">1.0 Invalid username</text:p>
            <text:p text:style-name="P56"/>
            <text:p text:style-name="P56">1. Campul pentru username este lasat gol</text:p>
            <text:p text:style-name="P56">2. Username ul sefului nu exista in baza de date</text:p>
            <text:p text:style-name="P56"/>
            <text:p text:style-name="P56">2.0 Invalid password</text:p>
            <text:p text:style-name="P56"/>
            <text:p text:style-name="P56">1 Campul pentru parola este lasat gol</text:p>
            <text:p text:style-name="P56">2 Parola sefului nu corespunde cu cea din baza de date</text:p>
          </table:table-cell>
          <table:covered-table-cell/>
          <table:covered-table-cell/>
        </table:table-row>
      </table:table>
      <text:p text:style-name="normal"><text:span text:style-name="T1"/></text:p>
      <text:p text:style-name="P7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0">ID and name</text:p>
          </table:table-cell>
          <table:table-cell table:style-name="Table3.A1" table:number-columns-spanned="3" office:value-type="string">
            <text:p text:style-name="P27"><text:span text:style-name="T12">2. </text:span>Login <text:span text:style-name="T3">Angajat</text:span>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9">Primary actor</text:p>
          </table:table-cell>
          <table:table-cell table:style-name="Table3.A1" office:value-type="string">
            <text:p text:style-name="P35">Angajat</text:p>
          </table:table-cell>
          <table:table-cell table:style-name="Table3.A1" office:value-type="string">
            <text:p text:style-name="P19">Secondary actors</text:p>
          </table:table-cell>
          <table:table-cell table:style-name="Table3.A1" office:value-type="string">
            <text:p text:style-name="P19">-</text:p>
          </table:table-cell>
        </table:table-row>
        <table:table-row table:style-name="Table3.1">
          <table:table-cell table:style-name="Table3.A1" office:value-type="string">
            <text:p text:style-name="P19">Description</text:p>
          </table:table-cell>
          <table:table-cell table:style-name="Table3.A1" table:number-columns-spanned="3" office:value-type="string">
            <text:p text:style-name="P27">Un <text:span text:style-name="T3">Angajat</text:span> acceseaza sistemul de Monitorizare De Angajati, introduce username-ul si parola, si se logheaza in sistem ca <text:span text:style-name="T3">si angajat</text:span></text:p>
          </table:table-cell>
          <table:covered-table-cell/>
          <table:covered-table-cell/>
        </table:table-row>
        <text:soft-page-break/>
        <table:table-row table:style-name="Table3.1">
          <table:table-cell table:style-name="Table3.A1" office:value-type="string">
            <text:p text:style-name="P19">Trigger</text:p>
          </table:table-cell>
          <table:table-cell table:style-name="Table3.A1" table:number-columns-spanned="3" office:value-type="string">
            <text:p text:style-name="P27"><text:span text:style-name="T3">Angajatul</text:span> indica faptul ca vrea sa se logheze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9">Preconditions</text:p>
          </table:table-cell>
          <table:table-cell table:style-name="Table3.A1" table:number-columns-spanned="3" office:value-type="string">
            <text:p text:style-name="P27">PRE-1. Are acces la sistem</text:p>
            <text:p text:style-name="P55">PRE-2. Are cont de <text:span text:style-name="T3">angajat</text:span> in sistem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9">Postconditions</text:p>
          </table:table-cell>
          <table:table-cell table:style-name="Table3.A1" table:number-columns-spanned="3" office:value-type="string">
            <text:p text:style-name="P27">POST-1. <text:span text:style-name="T3">Angajatul</text:span> are acces la pagina lui de <text:span text:style-name="T3">angajati</text:span></text:p>
            <text:p text:style-name="P55">POST-2. <text:span text:style-name="T3">Angajatul</text:span> vede lista <text:span text:style-name="T3">sarcinilor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9">Normal flow</text:p>
          </table:table-cell>
          <table:table-cell table:style-name="Table3.A1" table:number-columns-spanned="3" office:value-type="string">
            <text:p text:style-name="P33">1.0 Login</text:p>
            <text:p text:style-name="P57"/>
            <text:p text:style-name="P57">1. <text:span text:style-name="T3">Angajatul</text:span> porneste applicatia</text:p>
            <text:p text:style-name="P57">2. Applicatia afiseaza pagina de login</text:p>
            <text:p text:style-name="P57">3. <text:span text:style-name="T3">Angajatul</text:span> introduce username-ul si parola in locurile specifice</text:p>
            <text:p text:style-name="P57">4. <text:span text:style-name="T3">Angajatul</text:span> apasa pe butonul de logare</text:p>
            <text:p text:style-name="P57">5. Dispare pagina de login si apare pagina lui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9">Alternative flows</text:p>
          </table:table-cell>
          <table:table-cell table:style-name="Table3.A1" table:number-columns-spanned="3" office:value-type="string">
            <text:p text:style-name="P19">-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9">Exceptions</text:p>
          </table:table-cell>
          <table:table-cell table:style-name="Table3.A1" table:number-columns-spanned="3" office:value-type="string">
            <text:p text:style-name="P33">1.0 Invalid username</text:p>
            <text:p text:style-name="P57"/>
            <text:p text:style-name="P57">1. Campul pentru username este lasat gol</text:p>
            <text:p text:style-name="P57">2. Username ul <text:span text:style-name="T3">angajatului</text:span> nu exista in baza de date</text:p>
            <text:p text:style-name="P57"/>
            <text:p text:style-name="P57">2.0 Invalid password</text:p>
            <text:p text:style-name="P57"/>
            <text:p text:style-name="P57">1 Campul pentru parola este lasat gol</text:p>
            <text:p text:style-name="P57">2 Parola <text:span text:style-name="T3">angajatului</text:span> nu corespunde cu cea din baza de date</text:p>
          </table:table-cell>
          <table:covered-table-cell/>
          <table:covered-table-cell/>
        </table:table-row>
      </table:table>
      <text:p text:style-name="P7"><text:span text:style-name="T1"/>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9">ID and name</text:p>
          </table:table-cell>
          <table:table-cell table:style-name="Table2.A1" table:number-columns-spanned="3" office:value-type="string">
            <text:p text:style-name="P36"><text:span text:style-name="T12">3. </text:span>Logout angajat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8">Primary actor</text:p>
          </table:table-cell>
          <table:table-cell table:style-name="Table2.A1" office:value-type="string">
            <text:p text:style-name="P36">Angajat</text:p>
          </table:table-cell>
          <table:table-cell table:style-name="Table2.A1" office:value-type="string">
            <text:p text:style-name="P18">Secondary actors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8">Description</text:p>
          </table:table-cell>
          <table:table-cell table:style-name="Table2.A1" table:number-columns-spanned="3" office:value-type="string">
            <text:p text:style-name="P36">Un angajat logat in sistem se delogheaza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8">Trigger</text:p>
          </table:table-cell>
          <table:table-cell table:style-name="Table2.A1" table:number-columns-spanned="3" office:value-type="string">
            <text:p text:style-name="P36">Angajatul indica faptul ca vrea sa se deloghez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8">Preconditions</text:p>
          </table:table-cell>
          <table:table-cell table:style-name="Table2.A1" table:number-columns-spanned="3" office:value-type="string">
            <text:p text:style-name="P28">PRE-1. <text:span text:style-name="T4">Angajatul este logat in sistem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8">Postconditions</text:p>
          </table:table-cell>
          <table:table-cell table:style-name="Table2.A1" table:number-columns-spanned="3" office:value-type="string">
            <text:p text:style-name="P28">POST-1. <text:span text:style-name="T3">Angajatul</text:span> are acc<text:span text:style-name="T4">es la pagina de login dar nu mai are la pagina sa</text:span></text:p>
            <text:p text:style-name="P67">POST-2. Lista sefului cu angajatii prezenti se actualizeaza si dispare angajatul din el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8">Normal flow</text:p>
          </table:table-cell>
          <table:table-cell table:style-name="Table2.A1" table:number-columns-spanned="3" office:value-type="string">
            <text:p text:style-name="P33">1.0 Log<text:span text:style-name="T4">out</text:span></text:p>
            <text:p text:style-name="P57"/>
            <text:p text:style-name="P57">1. <text:span text:style-name="T3">Angajatul</text:span> <text:span text:style-name="T4">apasa pe butonul de logout</text:span></text:p>
            <text:p text:style-name="P57"><text:span text:style-name="T4">2</text:span>. Dispare pagina de <text:span text:style-name="T4">lui</text:span> si apare pagina <text:span text:style-name="T4">de login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8">Alternative flows</text:p>
          </table:table-cell>
          <table:table-cell table:style-name="Table2.A1" table:number-columns-spanned="3" office:value-type="string">
            <text:p text:style-name="P18">-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office:value-type="string">
            <text:p text:style-name="P18">Exceptions</text:p>
          </table:table-cell>
          <table:table-cell table:style-name="Table2.A1" table:number-columns-spanned="3" office:value-type="string">
            <text:p text:style-name="P18">-</text:p>
          </table:table-cell>
          <table:covered-table-cell/>
          <table:covered-table-cell/>
        </table:table-row>
      </table:table>
      <text:p text:style-name="P5"/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16">ID and name</text:p>
          </table:table-cell>
          <table:table-cell table:style-name="Table10.A1" table:number-columns-spanned="3" office:value-type="string">
            <text:p text:style-name="P53">4. Logout Sef</text:p>
          </table:table-cell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25">Primary actor</text:p>
          </table:table-cell>
          <table:table-cell table:style-name="Table10.A1" office:value-type="string">
            <text:p text:style-name="P53">Sef</text:p>
          </table:table-cell>
          <table:table-cell table:style-name="Table10.A1" office:value-type="string">
            <text:p text:style-name="P25">Secondary actors</text:p>
          </table:table-cell>
          <table:table-cell table:style-name="Table10.A1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25">Description</text:p>
          </table:table-cell>
          <table:table-cell table:style-name="Table10.A1" table:number-columns-spanned="3" office:value-type="string">
            <text:p text:style-name="P37">Un <text:span text:style-name="T13">sef</text:span> logat in sistem se delogheaza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5">Trigger</text:p>
          </table:table-cell>
          <table:table-cell table:style-name="Table10.A1" table:number-columns-spanned="3" office:value-type="string">
            <text:p text:style-name="P36"><text:span text:style-name="T13">Seful</text:span> indica faptul ca vrea sa se delogheze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5">Preconditions</text:p>
          </table:table-cell>
          <table:table-cell table:style-name="Table10.A1" table:number-columns-spanned="3" office:value-type="string">
            <text:p text:style-name="P31">PRE-1. <text:span text:style-name="T13">Seful este logat in sistem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5">Postconditions</text:p>
          </table:table-cell>
          <table:table-cell table:style-name="Table10.A1" table:number-columns-spanned="3" office:value-type="string">
            <text:p text:style-name="P31">POST-1. <text:span text:style-name="T13">Seful</text:span> are acc<text:span text:style-name="T4">es la pagina de login dar nu mai are la pagina sa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5">Normal flow</text:p>
          </table:table-cell>
          <table:table-cell table:style-name="Table10.A1" table:number-columns-spanned="3" office:value-type="string">
            <text:p text:style-name="P33">1.0 Log<text:span text:style-name="T4">out</text:span></text:p>
            <text:p text:style-name="P57"/>
            <text:p text:style-name="P57">1. <text:span text:style-name="T13">Seful</text:span> <text:span text:style-name="T4">apasa pe butonul de logout</text:span></text:p>
            <text:p text:style-name="P57"><text:span text:style-name="T4">2</text:span>. Dispare pagina de <text:span text:style-name="T4">lui</text:span> si apare pagina <text:span text:style-name="T4">de login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5">Alternative flows</text:p>
          </table:table-cell>
          <table:table-cell table:style-name="Table10.A1" table:number-columns-spanned="3" office:value-type="string">
            <text:p text:style-name="P25">-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5">Exceptions</text:p>
          </table:table-cell>
          <table:table-cell table:style-name="Table10.A1" table:number-columns-spanned="3" office:value-type="string">
            <text:p text:style-name="P25">-</text:p>
          </table:table-cell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11">ID and name</text:p>
          </table:table-cell>
          <table:table-cell table:style-name="Table4.A1" table:number-columns-spanned="3" office:value-type="string">
            <text:p text:style-name="P38"><text:span text:style-name="T14">5. </text:span>Prezenta angajat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0">Primary actor</text:p>
          </table:table-cell>
          <table:table-cell table:style-name="Table4.A1" office:value-type="string">
            <text:p text:style-name="P38">Angajat</text:p>
          </table:table-cell>
          <table:table-cell table:style-name="Table4.A1" office:value-type="string">
            <text:p text:style-name="P20">Secondary actors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20">Description</text:p>
          </table:table-cell>
          <table:table-cell table:style-name="Table4.A1" table:number-columns-spanned="3" office:value-type="string">
            <text:p text:style-name="P38">Angajatul confirma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Trigger</text:p>
          </table:table-cell>
          <table:table-cell table:style-name="Table4.A1" table:number-columns-spanned="3" office:value-type="string">
            <text:p text:style-name="P38">Angajatul vrea sa-si confirme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Preconditions</text:p>
          </table:table-cell>
          <table:table-cell table:style-name="Table4.A1" table:number-columns-spanned="3" office:value-type="string">
            <text:p text:style-name="P29">PRE-1. <text:span text:style-name="T4">Angajatul este logat in sistem</text:span></text:p>
            <text:p text:style-name="P58">PRE-2. Angajatul are acces la formularul de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Postconditions</text:p>
          </table:table-cell>
          <table:table-cell table:style-name="Table4.A1" table:number-columns-spanned="3" office:value-type="string">
            <text:p text:style-name="P28">POST-1. <text:span text:style-name="T5">Lista de angajati a sefului se actualizeaza cu anagajatul prezent</text:span></text:p>
            <text:p text:style-name="P58">POST-2. Angajatul nu mai poate accesa formularul de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Normal flow</text:p>
          </table:table-cell>
          <table:table-cell table:style-name="Table4.A1" table:number-columns-spanned="3" office:value-type="string">
            <text:p text:style-name="P33">1.0 <text:span text:style-name="T5">Prezenta</text:span></text:p>
            <text:p text:style-name="P57"/>
            <text:p text:style-name="P57">1. <text:span text:style-name="T3">Angajatul</text:span> <text:span text:style-name="T6">acceseaza formularul de prezenta</text:span></text:p>
            <text:p text:style-name="P57"><text:span text:style-name="T4">2</text:span>. <text:span text:style-name="T6">Anagajatul introduce/selecteaza ora sosirii</text:span></text:p>
            <text:p text:style-name="P58">3. Angajatul apasa pe butonul “prezent”</text:p>
            <text:p text:style-name="P58">4. Formularul de prezenta devine inaccesibil</text:p>
            <text:p text:style-name="P58">5. Lista sefului se actualizeaza cu anagajatul prezent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Alternative flows</text:p>
          </table:table-cell>
          <table:table-cell table:style-name="Table4.A1" table:number-columns-spanned="3" office:value-type="string">
            <text:p text:style-name="P20"/>
          </table:table-cell>
          <table:covered-table-cell/>
          <table:covered-table-cell/>
        </table:table-row>
        <text:soft-page-break/>
        <table:table-row table:style-name="Table4.1">
          <table:table-cell table:style-name="Table4.A1" office:value-type="string">
            <text:p text:style-name="P20">Exceptions</text:p>
          </table:table-cell>
          <table:table-cell table:style-name="Table4.A1" table:number-columns-spanned="3" office:value-type="string">
            <text:p text:style-name="P39">1.0 Ora sosirii invalid</text:p>
            <text:p text:style-name="P58"/>
            <text:p text:style-name="P58">1. Angajatul introduce/selecteaza o ora inexistenata</text:p>
          </table:table-cell>
          <table:covered-table-cell/>
          <table:covered-table-cell/>
        </table:table-row>
      </table:table>
      <text:p text:style-name="P1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12">ID and name</text:p>
          </table:table-cell>
          <table:table-cell table:style-name="Table5.A1" table:number-columns-spanned="3" office:value-type="string">
            <text:p text:style-name="P39"><text:span text:style-name="T14">6. </text:span>Vizualizare lista de angajati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21">Primary actor</text:p>
          </table:table-cell>
          <table:table-cell table:style-name="Table5.A1" office:value-type="string">
            <text:p text:style-name="P39">Sef</text:p>
          </table:table-cell>
          <table:table-cell table:style-name="Table5.A1" office:value-type="string">
            <text:p text:style-name="P21">Secondary actors</text:p>
          </table:table-cell>
          <table:table-cell table:style-name="Table5.A1" office:value-type="string"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21">Description</text:p>
          </table:table-cell>
          <table:table-cell table:style-name="Table5.A1" table:number-columns-spanned="3" office:value-type="string">
            <text:p text:style-name="P39">Seful vizualizeaza lista de angajat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Trigger</text:p>
          </table:table-cell>
          <table:table-cell table:style-name="Table5.A1" table:number-columns-spanned="3" office:value-type="string">
            <text:p text:style-name="P39">Seful doreste sa vizualizeze lista de angajat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Preconditions</text:p>
          </table:table-cell>
          <table:table-cell table:style-name="Table5.A1" table:number-columns-spanned="3" office:value-type="string">
            <text:p text:style-name="P29">PRE-1. <text:span text:style-name="T6">Seful este logat in sistem</text:span></text:p>
            <text:p text:style-name="P58">PRE-2. Seful are acces la lista de angajat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Postconditions</text:p>
          </table:table-cell>
          <table:table-cell table:style-name="Table5.A1" table:number-columns-spanned="3" office:value-type="string">
            <text:p text:style-name="P44">POST-1. <text:span text:style-name="T6">Seful vede lista de angajati si ora la care si-au confirmat prezenta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Normal flow</text:p>
          </table:table-cell>
          <table:table-cell table:style-name="Table5.A1" table:number-columns-spanned="3" office:value-type="string">
            <text:p text:style-name="P58">1.0 Vizualizare</text:p>
            <text:p text:style-name="P58"/>
            <text:p text:style-name="P58">1. Seful se logheaza in sistem</text:p>
            <text:p text:style-name="P34"><text:span text:style-name="T6">2</text:span>. <text:span text:style-name="T6">Seful vede pe pagina principala lista de angajati si ora la care si-au confirmat prezenta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Alternative flows</text:p>
          </table:table-cell>
          <table:table-cell table:style-name="Table5.A1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Exceptions</text:p>
          </table:table-cell>
          <table:table-cell table:style-name="Table5.A1" table:number-columns-spanned="3" office:value-type="string">
            <text:p text:style-name="P44">-</text:p>
          </table:table-cell>
          <table:covered-table-cell/>
          <table:covered-table-cell/>
        </table:table-row>
      </table:table>
      <text:p text:style-name="P2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13">ID and name</text:p>
          </table:table-cell>
          <table:table-cell table:style-name="Table6.A1" table:number-columns-spanned="3" office:value-type="string">
            <text:p text:style-name="P45"><text:span text:style-name="T14">7. </text:span>Vizualizare Saricini Pentru Un Angajat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22">Primary actor</text:p>
          </table:table-cell>
          <table:table-cell table:style-name="Table6.A1" office:value-type="string">
            <text:p text:style-name="P45">Sef</text:p>
          </table:table-cell>
          <table:table-cell table:style-name="Table6.A1" office:value-type="string">
            <text:p text:style-name="P22">Secondary actors</text:p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>Description</text:p>
          </table:table-cell>
          <table:table-cell table:style-name="Table6.A1" table:number-columns-spanned="3" office:value-type="string">
            <text:p text:style-name="P40">Seful vizualizeaza lista d<text:span text:style-name="T7">e sarcini pentru un angaj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2">Trigger</text:p>
          </table:table-cell>
          <table:table-cell table:style-name="Table6.A1" table:number-columns-spanned="3" office:value-type="string">
            <text:p text:style-name="P40">Seful doreste sa vizualizeze lista d<text:span text:style-name="T7">e sarcini pentru un angaj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2">Preconditions</text:p>
          </table:table-cell>
          <table:table-cell table:style-name="Table6.A1" table:number-columns-spanned="3" office:value-type="string">
            <text:p text:style-name="P30">PRE-1. <text:span text:style-name="T6">Seful este logat in sistem</text:span></text:p>
            <text:p text:style-name="P40">PRE-2. Seful are acces la lista de angajati</text:p>
            <text:p text:style-name="P60">PRE-3. Seful are acces pentru selectare unui angajat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2">Postconditions</text:p>
          </table:table-cell>
          <table:table-cell table:style-name="Table6.A1" table:number-columns-spanned="3" office:value-type="string">
            <text:p text:style-name="P45">POST-1. <text:span text:style-name="T8">Seful vede lista sarcinilor pentru un angaj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2">Normal flow</text:p>
          </table:table-cell>
          <table:table-cell table:style-name="Table6.A1" table:number-columns-spanned="3" office:value-type="string">
            <text:p text:style-name="P62">1.0 Vizualizare</text:p>
            <text:p text:style-name="P59"/>
            <text:p text:style-name="P59">1. Seful se logheaza in sistem</text:p>
            <text:p text:style-name="P59">2. Seful selecteaza un angajat din lista de angajati</text:p>
            <text:p text:style-name="P62">3. Lista sarcinilor pentru angajat apare intr-o noua lista </text:p>
          </table:table-cell>
          <table:covered-table-cell/>
          <table:covered-table-cell/>
        </table:table-row>
        <text:soft-page-break/>
        <table:table-row table:style-name="Table6.1">
          <table:table-cell table:style-name="Table6.A1" office:value-type="string">
            <text:p text:style-name="P22">Alternative flows</text:p>
          </table:table-cell>
          <table:table-cell table:style-name="Table6.A1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2">Exceptions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P3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14">ID and name</text:p>
          </table:table-cell>
          <table:table-cell table:style-name="Table7.A1" table:number-columns-spanned="3" office:value-type="string">
            <text:p text:style-name="P46"><text:span text:style-name="T14">8. </text:span>Vizualizare Saricini <text:span text:style-name="T8">Angajat</text:span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23">Primary actor</text:p>
          </table:table-cell>
          <table:table-cell table:style-name="Table7.A1" office:value-type="string">
            <text:p text:style-name="P49">Angajat</text:p>
          </table:table-cell>
          <table:table-cell table:style-name="Table7.A1" office:value-type="string">
            <text:p text:style-name="P23">Secondary actors</text:p>
          </table:table-cell>
          <table:table-cell table:style-name="Table7.A1" office:value-type="string">
            <text:p text:style-name="P23"/>
          </table:table-cell>
        </table:table-row>
        <table:table-row table:style-name="Table7.1">
          <table:table-cell table:style-name="Table7.A1" office:value-type="string">
            <text:p text:style-name="P23">Description</text:p>
          </table:table-cell>
          <table:table-cell table:style-name="Table7.A1" table:number-columns-spanned="3" office:value-type="string">
            <text:p text:style-name="P41"><text:span text:style-name="T8">Angajatul</text:span> vizualizeaza lista d<text:span text:style-name="T7">e sarcini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Trigger</text:p>
          </table:table-cell>
          <table:table-cell table:style-name="Table7.A1" table:number-columns-spanned="3" office:value-type="string">
            <text:p text:style-name="P41"><text:span text:style-name="T8">Angajatul</text:span> doreste sa vizualizeze lista d<text:span text:style-name="T7">e sarcini 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Preconditions</text:p>
          </table:table-cell>
          <table:table-cell table:style-name="Table7.A1" table:number-columns-spanned="3" office:value-type="string">
            <text:p text:style-name="P29">PRE-1. <text:span text:style-name="T8">Angajatul este logat in sistem</text:span></text:p>
            <text:p text:style-name="P58">PRE-2. <text:span text:style-name="T8">Angajatul</text:span> are acces la lista de <text:span text:style-name="T8">sarcini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Postconditions</text:p>
          </table:table-cell>
          <table:table-cell table:style-name="Table7.A1" table:number-columns-spanned="3" office:value-type="string">
            <text:p text:style-name="P46">POST-1. <text:span text:style-name="T8">Angajatul vede lista sarcinilor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Normal flow</text:p>
          </table:table-cell>
          <table:table-cell table:style-name="Table7.A1" table:number-columns-spanned="3" office:value-type="string">
            <text:p text:style-name="P58">1.0 Vizualizare</text:p>
            <text:p text:style-name="P58"/>
            <text:p text:style-name="P58">1. <text:span text:style-name="T9">Angajatul</text:span> se logheaza in sistem</text:p>
            <text:p text:style-name="P34"><text:span text:style-name="T6">2</text:span>. <text:span text:style-name="T9">Angajatul vede pe pagina principala lista sarcinilor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Alternative flows</text:p>
          </table:table-cell>
          <table:table-cell table:style-name="Table7.A1" table:number-columns-spanned="3" office:value-type="string">
            <text:p text:style-name="P23">-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Exceptions</text:p>
          </table:table-cell>
          <table:table-cell table:style-name="Table7.A1" table:number-columns-spanned="3" office:value-type="string">
            <text:p text:style-name="P50">-</text:p>
          </table:table-cell>
          <table:covered-table-cell/>
          <table:covered-table-cell/>
        </table:table-row>
      </table:table>
      <text:p text:style-name="P3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14">ID and name</text:p>
          </table:table-cell>
          <table:table-cell table:style-name="Table8.A1" table:number-columns-spanned="3" office:value-type="string">
            <text:p text:style-name="P50"><text:span text:style-name="T14">9. </text:span>Trimite Sarcina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23">Primary actor</text:p>
          </table:table-cell>
          <table:table-cell table:style-name="Table8.A1" office:value-type="string">
            <text:p text:style-name="P50">Sef</text:p>
          </table:table-cell>
          <table:table-cell table:style-name="Table8.A1" office:value-type="string">
            <text:p text:style-name="P23">Secondary actors</text:p>
          </table:table-cell>
          <table:table-cell table:style-name="Table8.A1" office:value-type="string"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23">Description</text:p>
          </table:table-cell>
          <table:table-cell table:style-name="Table8.A1" table:number-columns-spanned="3" office:value-type="string">
            <text:p text:style-name="P50">Seful acceseaza sistemul, selecteaza un angajat si ii asigneaza un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Trigger</text:p>
          </table:table-cell>
          <table:table-cell table:style-name="Table8.A1" table:number-columns-spanned="3" office:value-type="string">
            <text:p text:style-name="P50">Seful doreste sa asigneze un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Preconditions</text:p>
          </table:table-cell>
          <table:table-cell table:style-name="Table8.A1" table:number-columns-spanned="3" office:value-type="string">
            <text:p text:style-name="P50">PRE-1. Seful este logat in sistem</text:p>
            <text:p text:style-name="P42">PRE-2. Seful are acces la lista de angajati</text:p>
            <text:p text:style-name="P61">PRE-3. Seful are acces pentru selectare unui angajat</text:p>
            <text:p text:style-name="P65">PRE-4. Seful are acces la formularul de asignare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Postconditions</text:p>
          </table:table-cell>
          <table:table-cell table:style-name="Table8.A1" table:number-columns-spanned="3" office:value-type="string">
            <text:p text:style-name="P50">POST-1. Lista de sarcini a angajatului se actualizeaza cu noul task</text:p>
            <text:p text:style-name="P65">POST-2. Lista de sarcini pentru anagajatul curent in fereastra sefului se actualizeaza cu noul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Normal flow</text:p>
          </table:table-cell>
          <table:table-cell table:style-name="Table8.A1" table:number-columns-spanned="3" office:value-type="string">
            <text:p text:style-name="P65">1.0 Trimitere Sarcina</text:p>
            <text:p text:style-name="P65"/>
            <text:p text:style-name="P65">1. Seful se logheaza in sistem</text:p>
            <text:p text:style-name="P66">2. Seful vizualizeaza lista de angajati</text:p>
            <text:p text:style-name="P65"><text:soft-page-break/><text:span text:style-name="T10">3</text:span>. <text:span text:style-name="T10">Seful selecteaza un angajat</text:span></text:p>
            <text:p text:style-name="P66">4. Seful adauga descrierea sarcinii</text:p>
            <text:p text:style-name="P66">5. Seful apasa pe butonul de “transmitere sarcina”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Alternative flows</text:p>
          </table:table-cell>
          <table:table-cell table:style-name="Table8.A1" table:number-columns-spanned="3" office:value-type="string">
            <text:p text:style-name="P23">-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Exceptions</text:p>
          </table:table-cell>
          <table:table-cell table:style-name="Table8.A1" table:number-columns-spanned="3" office:value-type="string">
            <text:p text:style-name="P52">1.0 Nu s-a selectat nici nu angajat</text:p>
            <text:p text:style-name="P66"/>
            <text:p text:style-name="P66">1. Seful incearca sa transimta o sarcina fara sa selecteze un angajat</text:p>
            <text:p text:style-name="P66"/>
            <text:p text:style-name="P66">2.0 Descriere invalida</text:p>
            <text:p text:style-name="P66"/>
            <text:p text:style-name="P66">1. Campul pentru descriere este gol</text:p>
          </table:table-cell>
          <table:covered-table-cell/>
          <table:covered-table-cell/>
        </table:table-row>
      </table:table>
      <text:p text:style-name="P4"/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15">ID and name</text:p>
          </table:table-cell>
          <table:table-cell table:style-name="Table9.A1" table:number-columns-spanned="3" office:value-type="string">
            <text:p text:style-name="P52"><text:span text:style-name="T14">10. </text:span>Finalizare Sarcina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24">Primary actor</text:p>
          </table:table-cell>
          <table:table-cell table:style-name="Table9.A1" office:value-type="string">
            <text:p text:style-name="P52">Angajat</text:p>
          </table:table-cell>
          <table:table-cell table:style-name="Table9.A1" office:value-type="string">
            <text:p text:style-name="P24">Secondary actors</text:p>
          </table:table-cell>
          <table:table-cell table:style-name="Table9.A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4">Description</text:p>
          </table:table-cell>
          <table:table-cell table:style-name="Table9.A1" table:number-columns-spanned="3" office:value-type="string">
            <text:p text:style-name="P51"><text:span text:style-name="T10">Angajatul</text:span> acceseaza sistemul, selecteaza <text:span text:style-name="T10">o sarcina si o marcheaza ca si finalizat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Trigger</text:p>
          </table:table-cell>
          <table:table-cell table:style-name="Table9.A1" table:number-columns-spanned="3" office:value-type="string">
            <text:p text:style-name="P52">Angajatul vrea sa finalizeze un task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Preconditions</text:p>
          </table:table-cell>
          <table:table-cell table:style-name="Table9.A1" table:number-columns-spanned="3" office:value-type="string">
            <text:p text:style-name="P50">PRE-1. <text:span text:style-name="T10">Angajatul</text:span> este logat in sistem</text:p>
            <text:p text:style-name="P42">PRE-2. <text:span text:style-name="T11">Angajatul</text:span> are acces la lista de <text:span text:style-name="T11">sarcini</text:span></text:p>
            <text:p text:style-name="P61">PRE-3. <text:span text:style-name="T11">Angajatul</text:span> are acces pentru selectare un<text:span text:style-name="T11">ei sarcini</text:span></text:p>
            <text:p text:style-name="P65">PRE-4. <text:span text:style-name="T11">Angajatul are acces la butonul de finalizare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Postconditions</text:p>
          </table:table-cell>
          <table:table-cell table:style-name="Table9.A1" table:number-columns-spanned="3" office:value-type="string">
            <text:p text:style-name="P50">POST-1. Lista de sarcini a angajatului se actualizeaza, <text:span text:style-name="T11">sarcina finalizata dispare</text:span></text:p>
            <text:p text:style-name="P65">POST-2. Lista de sarcini pentru anagajatul curent in fereastra sefului se actualizeaza, <text:span text:style-name="T11">sarcina este marcat ca si finalizat, se coloreaza itemul din lista cu verde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Normal flow</text:p>
          </table:table-cell>
          <table:table-cell table:style-name="Table9.A1" table:number-columns-spanned="3" office:value-type="string">
            <text:p text:style-name="P65">1.0 <text:span text:style-name="T11">Finalizare</text:span> Sarcina</text:p>
            <text:p text:style-name="P65"/>
            <text:p text:style-name="P65">1. <text:span text:style-name="T11">Angajatul</text:span> se logheaza in sistem</text:p>
            <text:p text:style-name="P66">2. <text:span text:style-name="T11">Angajatul</text:span> vizualizeaza lista de <text:span text:style-name="T11">sarcini</text:span></text:p>
            <text:p text:style-name="P65"><text:span text:style-name="T10">3</text:span>. <text:span text:style-name="T11">Angajatul selecteaza o sarcina</text:span></text:p>
            <text:p text:style-name="P66"><text:span text:style-name="T11">4</text:span>. <text:span text:style-name="T11">Angajatul</text:span> apasa pe butonul de “<text:span text:style-name="T11">finalizare</text:span> sarcina”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Alternative flows</text:p>
          </table:table-cell>
          <table:table-cell table:style-name="Table9.A1" table:number-columns-spanned="3" office:value-type="string">
            <text:p text:style-name="P24">-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Exceptions</text:p>
          </table:table-cell>
          <table:table-cell table:style-name="Table9.A1" table:number-columns-spanned="3" office:value-type="string">
            <text:p text:style-name="P24">-</text:p>
          </table:table-cell>
          <table:covered-table-cell/>
          <table:covered-table-cell/>
        </table:table-row>
      </table:table>
      <text:p text:style-name="P4"/>
      <table:table table:name="Table11" table:style-name="Table11">
        <table:table-column table:style-name="Table11.A" table:number-columns-repeated="4"/>
        <table:table-row table:style-name="Table11.1">
          <table:table-cell table:style-name="Table11.A1" office:value-type="string">
            <text:p text:style-name="P16">ID and name</text:p>
          </table:table-cell>
          <table:table-cell table:style-name="Table11.A1" table:number-columns-spanned="3" office:value-type="string">
            <text:p text:style-name="P48"/>
          </table:table-cell>
          <table:covered-table-cell/>
          <table:covered-table-cell/>
        </table:table-row>
        <text:soft-page-break/>
        <table:table-row table:style-name="Table11.2">
          <table:table-cell table:style-name="Table11.A1" office:value-type="string">
            <text:p text:style-name="P25">Primary actor</text:p>
          </table:table-cell>
          <table:table-cell table:style-name="Table11.A1" office:value-type="string">
            <text:p text:style-name="P48"/>
          </table:table-cell>
          <table:table-cell table:style-name="Table11.A1" office:value-type="string">
            <text:p text:style-name="P25">Secondary actors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25">Description</text:p>
          </table:table-cell>
          <table:table-cell table:style-name="Table11.A1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5">Trigger</text:p>
          </table:table-cell>
          <table:table-cell table:style-name="Table11.A1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5">Preconditions</text:p>
          </table:table-cell>
          <table:table-cell table:style-name="Table11.A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5">Postconditions</text:p>
          </table:table-cell>
          <table:table-cell table:style-name="Table11.A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5">Normal flow</text:p>
          </table:table-cell>
          <table:table-cell table:style-name="Table11.A1" table:number-columns-spanned="3" office:value-type="string">
            <text:p text:style-name="P64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5">Alternative flows</text:p>
          </table:table-cell>
          <table:table-cell table:style-name="Table11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5">Exceptions</text:p>
          </table:table-cell>
          <table:table-cell table:style-name="Table11.A1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.139in" fo:margin-bottom="0in" loext:contextual-spacing="false"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.1945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2T00:06:16.175000000</dc:date>
    <meta:editing-duration>PT29M6S</meta:editing-duration>
    <meta:editing-cycles>8</meta:editing-cycles>
    <meta:generator>Neat_Office/6.2.8.2$Windows_x86 LibreOffice_project/</meta:generator>
    <meta:document-statistic meta:table-count="11" meta:image-count="0" meta:object-count="0" meta:page-count="7" meta:paragraph-count="269" meta:word-count="1147" meta:character-count="7163" meta:non-whitespace-character-count="6279"/>
    <meta:user-defined meta:name="ContentTypeId">0x010100891B8279F21E874584ED4B4DDE1D7FDE</meta:user-defined>
  </office:meta>
</office:document-meta>
</file>